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9ff2f" officeooo:paragraph-rsid="0019ff2f"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9ff2f" officeooo:paragraph-rsid="001d7ca9"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a2f7" officeooo:paragraph-rsid="001da2f7"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Text_20_body">
      <style:text-properties fo:language="en" fo:country="US"/>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fo:color="#800000" fo:language="ru" fo:country="RU"/>
    </style:style>
    <style:style style:name="P101" style:family="paragraph" style:parent-style-name="Footnot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da2f7" officeooo:paragraph-rsid="0020feae"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9ff2f" officeooo:paragraph-rsid="0022d563"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2d563" officeooo:paragraph-rsid="0022d563"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44c4d" officeooo:paragraph-rsid="00244c4d" style:font-style-asian="normal" style:font-style-complex="normal"/>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8" style:family="paragraph" style:parent-style-name="Heading_20_1">
      <loext:graphic-properties draw:fill="solid" draw:fill-color="#eeeeee" draw:opacity="100%"/>
      <style:paragraph-properties fo:background-color="#eeeeee"/>
    </style:style>
    <style:style style:name="P129" style:family="paragraph" style:parent-style-name="Heading_20_1">
      <style:paragraph-properties fo:margin-left="0in" fo:margin-right="0in" fo:text-align="center" style:justify-single-word="false" fo:text-indent="0.1965in" style:auto-text-indent="false"/>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173d90"/>
    </style:style>
    <style:style style:name="T40" style:family="text">
      <style:text-properties officeooo:rsid="001a6b29"/>
    </style:style>
    <style:style style:name="T41" style:family="text">
      <style:text-properties officeooo:rsid="001d7ca9"/>
    </style:style>
    <style:style style:name="T42" style:family="text">
      <style:text-properties officeooo:rsid="001f3af9"/>
    </style:style>
    <style:style style:name="T43" style:family="text">
      <style:text-properties officeooo:rsid="0020fe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32500968248797093"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5433122167652840329" text:style-name="L2">
        <text:list-item>
          <text:p text:style-name="P111">«Великие грифоны прошлого» - из канона (5<text:span text:style-name="T5">s8e)</text:span></text:p>
        </text:list-item>
        <text:list-item>
          <text:p text:style-name="P111">«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Магия для Чайников» - обмен</text:p>
        </text:list-item>
        <text:list-item>
          <text:p text:style-name="P111">«Энциклопедия Арканум» - обмен</text:p>
        </text:list-item>
        <text:list-item>
          <text:p text:style-name="P111">«О Гейсах» - обмен</text:p>
        </text:list-item>
        <text:list-item>
          <text:p text:style-name="P111">«Тайны Тайных Наук» - обмен</text:p>
        </text:list-item>
        <text:list-item>
          <text:p text:style-name="P111">«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186283475406358994"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Норф</text:h>
      <text:p text:style-name="P7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3" text:outline-level="2">1. Терра</text:h>
      <text:p text:style-name="P26">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4"><text:span text:style-name="T5">&gt;\</text:span>Привет, Нексус. Это Макс.</text:p>
      <text:p text:style-name="P54"><text:span text:style-name="T5">&lt;\</text:span>Привет Макс. <text:span text:style-name="T1">Рад тебя видеть. Где ты отсутствовал три дня?</text:span></text:p>
      <text:p text:style-name="P54"><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5">&gt;\</text:span>Как называется наш проект?</text:p>
      <text:p text:style-name="P54"><text:span text:style-name="T5">&lt;\</text:span>Дайсон.</text:p>
      <text:p text:style-name="P54"><text:span text:style-name="T5">&gt;\</text:span>Сколько тебе лет?</text:p>
      <text:p text:style-name="P54"><text:soft-page-break/><text:span text:style-name="T5">&lt;\</text:span>Два года с начала запуска кластера.</text:p>
      <text:p text:style-name="P54"><text:span text:style-name="T5">&gt;\</text:span>Какой сейчас год?</text:p>
      <text:p text:style-name="P54"><text:span text:style-name="T5">&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5">&gt;\</text:span>Нексус, отключи память <text:span text:style-name="T1">заданий</text:span> за последнюю неделю.</text:p>
      <text:p text:style-name="P54"><text:span text:style-name="T5">&lt;\</text:span>Выполнено.</text:p>
      <text:p text:style-name="P54"><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4"><text:span text:style-name="T5">&gt;</text:span>\Нексус, почему ты используешь жёсткие настройки <text:span text:style-name="T1">для решения задачи</text:span>?</text:p>
      <text:p text:style-name="P54"><text:span text:style-name="T5">&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4"><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7">Ага, уже теплее.</text:p>
      <text:p text:style-name="P37"/>
      <text:p text:style-name="P54"><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8">***</text:p>
      <text:p text:style-name="P8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8">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7">Музыка быстрая, тревожная, надорваная и печальная (Pet Shop Boys “So Hard” ?)</text:p>
      <text:p text:style-name="P28"/>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1">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7655296164968967491"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7"><text:s/>Сколько страниц сегодня нахреначили?</text:p><text:p text:style-name="P98">– <text:span text:style-name="T1">Восемь, о учитель!</text:span></text:p><text:p text:style-name="P98">–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8">Селестия нахмурилась и приняла грозный вид.</text:p>
      <text:p text:style-name="P48"><text:span text:style-name="T5">– </text:span>Не забывай, человек, я — могущественный маг и правитель Эквестрии. Ко мне нужно относиться с должным уважением!</text:p>
      <text:p text:style-name="P48"><text:span text:style-name="T5">– </text:span>А то что? Превратишь в жабу? Сошлёшь на Луну? Убьёшь нахер?</text:p>
      <text:p text:style-name="P48">Аликорница сникла. Уши её опустились.</text:p>
      <text:p text:style-name="P48"><text:span text:style-name="T5">– </text:span>Макс, не надо... Ты же знаешь, я этого не сделаю.</text:p>
      <text:p text:style-name="P4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8"><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5">– </text:span>Вот, читай отсюда. <text:span text:style-name="T5">– а</text:span>ликорница подчеркнула абзац копытом.</text:p>
      <text:p text:style-name="P48"/>
      <text:p text:style-name="P50"><text:soft-page-break/>***</text:p>
      <text:p text:style-name="P50"/>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12">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1">–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24"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text:soft-page-break/>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я его знаю! Мы с Шейлой ходили к нему играть, пока она не пропала. У Норфа интересно!</text:p>
      <text:p text:style-name="P48"><text:soft-page-break/>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50">***</text:p>
      <text:p text:style-name="P48">&lt;<text:span text:style-name="T34">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 А как выглядят сами истинные единороги? – спросил я.</text:p>
      <text:p text:style-name="P48"><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Ишь ты!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8"/>
      <text:p text:style-name="P48">Селестия встала, потянувшись по-кошачьи, и направилась к выходу. У двери он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23" text:outline-level="2">6. Стыд</text:h>
      <text:p text:style-name="P48"/>
      <text:p text:style-name="P51">~~~ Завтра на семь в библиотеке ~~~</text:p>
      <text:p text:style-name="P51"/>
      <text:p text:style-name="P48">–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саквояж и сунул его в рюкзак.</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50">***</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text:soft-page-break/>–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8">– А как ты сама помнишь о том заклинании, если оно стёрто из бытия? – резонно подметил я.</text:p>
      <text:p text:style-name="P48">– У меня есть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35">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4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0">***</text:p>
      <text:p text:style-name="P48"/>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Тия. Если хочешь.</text:p>
      <text:p text:style-name="P48">– Хорошо. До встречи, Тия.</text:p>
      <text:p text:style-name="P48">– До встречи, Макс.</text:p>
      <text:p text:style-name="P48"/>
      <text:h text:style-name="Heading_20_2" text:outline-level="2"><text:span text:style-name="T1">8</text:span>. <text:span text:style-name="T5">40-6</text:span></text:h>
      <text:p text:style-name="P59">Mark Knopfler — Hill Farmers Blues — или на следующую главу (прощание)</text:p>
      <text:p text:style-name="P48"/>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5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5">— </text:span>и ты увидишь, как мир <text:soft-page-break/>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8">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text:span><text:soft-page-break/><text:span text:style-name="T27">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8">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text:soft-page-break/>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text:soft-page-break/>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8">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5">–</text:span> А водку у вас принято пить?</text:p>
      <text:p text:style-name="P3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8"><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5">– Это ты называешь “дружбой”? – с </text:span>улыбкой хмыкнул<text:span text:style-name="T5"> я. – </text:span>Мне нравится твоё чувство юмора.</text:p>
      <text:p text:style-name="P48">Аликорница нахмурилась.</text:p>
      <text:p text:style-name="P48"><text:span text:style-name="T5">–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8">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text:soft-page-break/>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1">–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3">...“<text:span text:style-name="T1">Что я могу сделать, чтобы вернуть всё назад?</text:span>”</text:p>
      <text:p text:style-name="P13"><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text:span><text:soft-page-break/><text:span text:style-name="T23">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3">Что бы это значило, Флер?</text:span></text:p>
      <text:p text:style-name="P13"><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8">…</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0"><text:soft-page-break/>–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text:p>
      <text:p text:style-name="P41">– А в мешочке что?</text:p>
      <text:p text:style-name="P41">– Немного денег. <text:span text:style-name="T12">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5">***</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text:span><text:soft-page-break/><text:span text:style-name="T25">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1">–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51">Так возникли аликорны.</text:p>
      <text:p text:style-name="P51">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51">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горгулия?</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 Конечно, мой хороший...</text:p>
      <text:p text:style-name="P5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3"><text:soft-page-break/></text:p>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text:soft-page-break/>–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гостю города, сделаю скидку, сахарок. Забирай за шестьдесят. Раньше меньше чем золотой не отдавала.</text:p>
      <text:p text:style-name="P41">&lt;<text:span text:style-name="T12">Макс расскажет о скидке Рэрити, чем немало её удивит: скидка огромная</text:span>&gt;</text:p>
      <text:p text:style-name="P41">Расплачиваясь, я спросил:</text:p>
      <text:p text:style-name="P41"><text:soft-page-break/>–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А теперь, будь так добр, расскажи мне последние вести из высшего света Кантерлота. Меня интересует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text:soft-page-break/>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т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плохо спит в последнее время. В последний раз, когда я её видел, её синякам под глазами мог бы позавидовать любой алкоголик. И глаза налились кровью, как у маньяка.</text:p>
      <text:p text:style-name="P41">– <text:s/>Оу, <text:span text:style-name="T39">как интересно</text:span>!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text:span text:style-name="T39">Наверное, у её Высочества много дел. Я, когда готовлю важные заказы, тоже мало сплю. Однажды моя сестрица, Свити...</text:span></text:p>
      <text:p text:style-name="P42">Я почувствовал накрывшую нас тень и поднял голову. Радужная пегаска увидев, что я её заметил, поспешила скрыться в высоте.</text:p>
      <text:p text:style-name="P43">– ...и у нас тоже. За последий год, по моим наблюдениям, население Понивилля сократилось на <text:span text:style-name="T40">четверть</text:span>. Меня очень тревожит эта тенденция, потому что если так пойдёт и дальше, мне придётся пере<text:span text:style-name="T41">ехать</text:span> в Кантерлот — здесь клиентов совсем <text:span text:style-name="T41">мало останется</text:span>. Прямо не знаю, что я там буду делать без подруг и своего бутика!</text:p>
      <text:p text:style-name="P114">Мы остановились перед деревом.</text:p>
      <text:p text:style-name="P114"><text:span text:style-name="T42">Судя по листьям характерной формы и лежащим под ногами жёлудям, это был дуб. Хотя толщиной ствола он дал бы фору большинству баобабов.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веток угрожающе жужжа свисал пчелиный улей. У дуба была врыта в землю табличка с изображением книги. В низу таблички корявыми буквами было нацарапано: “СПК + РРТ = ЛЮ...”</text:span></text:p>
      <text:p text:style-name="P118">&lt;<text:span text:style-name="T12">Упомянуть харизму дерева</text:span>&gt;</text:p>
      <text:p text:style-name="P115">– <text:span text:style-name="T43">Мы пришли. К сожалению, не могу представить тебя Твайлайт лично: обязательно заболтаюсь, а у меня сейчас есть срочный заказ. Передавай ей привет! Надеюсь, встретимся с ней в спа-салоне в четверг, как договаривались! Пока-пока!</text:span></text:p>
      <text:p text:style-name="P116">Единорожка удалилась, оставив меня созерцать </text:p>
      <text:p text:style-name="P116"/>
      <text:p text:style-name="P44"/>
      <text:p text:style-name="P116">&lt;<text:span text:style-name="T12">Дуб – ровесник Селестии</text:span>&gt;</text:p>
      <text:p text:style-name="P41"/>
      <text:p text:style-name="P41"/>
      <text:p text:style-name="P41"><text:soft-page-break/>–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P13"><text:span text:style-name="T29">&lt;</text:span><text:span text:style-name="T17">Макс помогает починить Эпплджек повозку.</text:span><text:span text:style-name="T29">&gt;</text:span></text:p>
      <text:p text:style-name="Text_20_body"/>
      <text:p text:style-name="Text_20_body">&lt;Ты что! Нельзя любить фаэри! Она похитит твоё сердце и ты будешь искать её до смерти — Пинки&gt;</text:p>
      <text:p text:style-name="P82">&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text:soft-page-break/>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oft-page-break/><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7"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6"><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9">&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9"/>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5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6"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text:soft-page-break/>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oft-page-break/><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6" text:outline-level="2"><text:soft-page-break/>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oft-page-break/><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12">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text:soft-page-break/>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6"/>
      <text:p text:style-name="P49">Она вытянула шею и начала по очереди сгибать-разгибать ноги, разминая суставы.</text:p>
      <text:p text:style-name="P49"><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6"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26" text:outline-level="2">Понивилль</text:h>
      <text:p text:style-name="P2"/>
      <text:h text:style-name="P12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6"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1"/>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5">–</text:span> Готова, <text:span text:style-name="T5">–</text:span> процедила она.</text:p>
      <text:p text:style-name="P3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oft-page-break/><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oft-page-break/><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oft-page-break/><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oft-page-break/><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1">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1"><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3">“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6"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text:soft-page-break/>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6"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oft-page-break/><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26"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text:soft-page-break/></text:p>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oft-page-break/><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1">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3">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1"/>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5">– </text:span>Ну хорошо. Убедила. В конце-концов, можем поступить так. Вы с Флатти вернётесь обратно а я продолжу поиски здесь.</text:p>
      <text:p text:style-name="P65"><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5"><text:soft-page-break/><text:span text:style-name="T5">– </text:span>Вы можете связываться со мной раз в месяц по коридору.</text:p>
      <text:p text:style-name="P65"><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5">– </text:span>Конечно оставаться. Кто ещё, кроме нас, может найти её?</text:p>
      <text:p text:style-name="P65"><text:span text:style-name="T5">– </text:span>Я думал, ты не сможешь оставить Энджела и всех остальных надолго.</text:p>
      <text:p text:style-name="P65"><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5">– </text:span>Извини, Флаттершай, забылся.</text:p>
      <text:p text:style-name="P70"><text:span text:style-name="T5">– </text:span>Та ладно, я ж не против, – возразила Эпплджек. – Не парься, Флатти. Было б хуже, если б он <text:s/>назвал меня Эпплджек на людях.</text:p>
      <text:p text:style-name="P70"><text:span text:style-name="T5">– </text:span>Ты так... – запнулась Флаттершай. – Так быстро забыла свою ферму. И...</text:p>
      <text:p text:style-name="P70"><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5">– </text:span>Как ты можешь так говорить? – расплакалась Флаттершай.</text:p>
      <text:p text:style-name="P70"><text:span text:style-name="T5">– </text:span>Эй, девушки, не ссорьтесь! Мы — одна команда! И надеюсь, останемся ею и в дальнейшем. </text:p>
      <text:list xml:id="list4637615380788933300"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5">– </text:span>А если нет? – Эпплджек смотрела мне мне прямо в глаза.</text:p>
      <text:list xml:id="list192128666237431" text:continue-numbering="true" text:style-name="L5">
        <text:list-header>
          <text:p text:style-name="P119">Я молча пожал плечами. Эпплджек уверенно продолжила.</text:p>
        </text:list-header>
      </text:list>
      <text:p text:style-name="P70"><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5">– </text:span>Спасибо, ЭйДжей.</text:p>
      <text:p text:style-name="P70"><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130551180670" text:continue-numbering="true" text:style-name="L5">
        <text:list-header>
          <text:p text:style-name="P119">Флаттершай пробормотала нечто, показавшееся мне знакомым.</text:p>
        </text:list-header>
      </text:list>
      <text:p text:style-name="P70"><text:span text:style-name="T5">– </text:span>Флатти, ты что-то сказала? Я не расслышал.</text:p>
      <text:p text:style-name="P70"><text:span text:style-name="T5">– </text:span>Намерение Изменяет Реальность.</text:p>
      <text:p text:style-name="P70"><text:span text:style-name="T5">– </text:span>Эээ. А где ты слышала эту фразу, если не секрет?</text:p>
      <text:p text:style-name="P70"><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130652105409"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5">– </text:span>Флатти, ЭйДжей, буду через час. Ждите!</text:p>
      <text:p text:style-name="P65"/>
      <text:h text:style-name="P125" text:outline-level="2">Почти.</text:h>
      <text:p text:style-name="P79"/>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5">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25"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oft-page-break/><text:span text:style-name="T5">– </text:span>А как мы попадём в его квартиру? Там сейчас кто-то живёт? – Флаттершай прыгала на одной ноге, 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997436510040806489"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2"><text:span text:style-name="T5">–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2"><text:span text:style-name="T5">– </text:span>Макс, тут окно разбито! И верёвка какая-то висит. – крикнула Флаттершай из кухни.</text:p>
      <text:p text:style-name="P102"><text:span text:style-name="T5">–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5">–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5">– </text:span>Оп-па! – пробормотала Эпплджек. – Нежданчик!</text:p>
      <text:p text:style-name="P102"><text:span text:style-name="T5">– </text:span>Ты, я вижу, времени не терял, – моя рука под прикрытием стола медленно тянулась к тяжёлой фарфоровой кружке, стоящей на краю.</text:p>
      <text:p text:style-name="P8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5">– </text:span>А почему ты вообще решил искать нас тут? – спросила Эпплджек. – Приехал бы домой. Мы б тебя чаем напоили.</text:p>
      <text:p text:style-name="P83"><text:span text:style-name="T5">–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3"><text:span text:style-name="T5">– </text:span>С кем это вы тут разговариваете?</text:p>
      <text:list xml:id="list3965495739482272444"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26" text:outline-level="2"><text:soft-page-break/>Селестия</text:h>
      <text:p text:style-name="P102"/>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text:soft-page-break/>–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0">–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3">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4">– И что? – продолжила его мысль Эпплджек.</text:p>
      <text:p text:style-name="P94">–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0"/>
      <text:h text:style-name="P126"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text:soft-page-break/>–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8"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5">–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0">–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5">&lt;</text:span>упомянуть в эпизоде на Терре, что МЛП-сериал закрылся год назад<text:span text:style-name="T5">&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5">&lt;</text:span><text:span text:style-name="T15">чёрт</text:span><text:span text:style-name="T5">&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text:soft-page-break/></text:p>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5">–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4"><text:span text:style-name="T5">–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4">Анакорн развёл руками.</text:p>
      <text:p text:style-name="P10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1">***</text:p>
      <text:p text:style-name="P71"/>
      <text:p text:style-name="P70">&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0"/>
      <text:p text:style-name="P70">–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2">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text:soft-page-break/>Я покачал головой.</text:p>
      <text:p text:style-name="P70"><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0">– <text:s text:c="2"/>За благополучие Эквестрии я бы и не ТАК разопнулась,<text:span text:style-name="T5">&lt;</text:span><text:span text:style-name="T12">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5">&gt;</text:span>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979874071423411652"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oft-page-break/><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5">Я опустил руку на шею Дэш и ощутил теплоту и лёгкое покалывание в пустоте.</text:p>
      <text:p text:style-name="P65"><text:span text:style-name="T5">–</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26" text:outline-level="2">Земля</text:h>
      <text:p text:style-name="P68">Музыкальная тема из бегущего по лезвию бритвы — <text:span text:style-name="T5">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text:soft-page-break/>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5"/>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5"/>
      <text:p text:style-name="P65"/>
      <text:p text:style-name="P65"/>
      <text:p text:style-name="P65"/>
      <text:p text:style-name="P100"/>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6T19:21:28.096459757</dc:date>
    <meta:editing-duration>P63DT20H35M53S</meta:editing-duration>
    <meta:editing-cycles>2967</meta:editing-cycles>
    <meta:generator>LibreOffice/5.0.2.2$Linux_X86_64 LibreOffice_project/00m0$Build-2</meta:generator>
    <meta:document-statistic meta:table-count="0" meta:image-count="0" meta:object-count="0" meta:page-count="137" meta:paragraph-count="2832" meta:word-count="63445" meta:character-count="421061" meta:non-whitespace-character-count="357372"/>
  </office:meta>
</office:document-meta>
</file>